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9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Footer">
      <style:paragraph-properties fo:text-align="end" style:justify-single-word="false"/>
      <style:text-properties style:font-name="Verdana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1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4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officeooo:rsid="00799e64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text-input text:description="&lt;for each=&quot;o in objects&quot;&gt;">starts for loop item objects</text:text-input></text:p>
      <text:p text:style-name="P57"><text:placeholder text:placeholder-type="text">&lt;setLang(user.lang or 'it_IT')&gt;</text:placeholder></text:p>
      <text:p text:style-name="P5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4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2">[<text:placeholder text:placeholder-type="text">&lt;o.product.default_code&gt;</text:placeholder>]</text:p>
            <text:p text:style-name="P72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2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4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5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4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5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6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7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8"/>
          </table:table-cell>
          <table:covered-table-cell/>
          <table:table-cell table:style-name="Tabella2.I6" table:number-columns-spanned="3" office:value-type="string">
            <text:p text:style-name="P78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8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6">Cod<text:span text:style-name="T13">igo</text:span> </text:p>
          </table:table-cell>
          <table:table-cell table:style-name="Tabella2.B9" table:number-columns-spanned="2" office:value-type="string">
            <text:p text:style-name="P36">Componente</text:p>
          </table:table-cell>
          <table:covered-table-cell/>
          <table:table-cell table:style-name="Tabella2.D9" table:number-columns-spanned="2" office:value-type="string">
            <text:p text:style-name="P36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4">Lote</text:p>
          </table:table-cell>
          <table:table-cell table:style-name="Tabella2.K9" office:value-type="string">
            <text:p text:style-name="P37">M<text:span text:style-name="T19">arca/</text:span>P<text:span text:style-name="T19">roveedor</text:span></text:p>
          </table:table-cell>
        </table:table-row>
        <table:table-row>
          <table:table-cell table:style-name="Tabella2.A10" table:number-columns-spanned="11" office:value-type="string">
            <text:p text:style-name="P8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5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4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5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6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7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7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42">1</text:p>
          </table:table-cell>
          <table:table-cell table:style-name="Tabella3.A9" office:value-type="string">
            <text:p text:style-name="P42">2</text:p>
          </table:table-cell>
          <table:table-cell table:style-name="Tabella3.A9" table:number-columns-spanned="2" office:value-type="string">
            <text:p text:style-name="P42">3</text:p>
          </table:table-cell>
          <table:covered-table-cell/>
          <table:table-cell table:style-name="Tabella3.A9" office:value-type="string">
            <text:p text:style-name="P42">4</text:p>
          </table:table-cell>
          <table:table-cell table:style-name="Tabella3.H9" office:value-type="string">
            <text:p text:style-name="P42">5</text:p>
          </table:table-cell>
        </table:table-row>
        <table:table-row>
          <table:table-cell table:style-name="Tabella3.A2" table:number-columns-spanned="2" office:value-type="string">
            <text:p text:style-name="P38">I<text:span text:style-name="T11">nici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A2" table:number-columns-spanned="2" office:value-type="string">
            <text:p text:style-name="P38">C<text:span text:style-name="T11">antidad cicl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40"/>
          </table:table-cell>
          <table:table-cell table:style-name="Tabella3.A2" table:number-columns-spanned="2" office:value-type="string">
            <text:p text:style-name="P40"/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B2" office:value-type="string">
            <text:p text:style-name="P40"/>
          </table:table-cell>
        </table:table-row>
        <table:table-row>
          <table:table-cell table:style-name="Tabella3.B2" table:number-columns-spanned="8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106">DOCUMENTO CONTROLADO, PROHIBIDA SU REPRODUCION PARZIAL O TOTAL</text:p>
      <text:p text:style-name="P56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71">[<text:placeholder text:placeholder-type="text">&lt;o.product.default_code&gt;</text:placeholder>]</text:p>
            <text:p text:style-name="P7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7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7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8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0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1"/>
      <text:p text:style-name="P60">Legenda: Q.C.P. = Quality Control Passed</text:p>
      <text:p text:style-name="P81"><text:placeholder text:placeholder-type="text">&lt;/if&gt;</text:placeholder></text:p>
      <text:p text:style-name="P82"><text:placeholder text:placeholder-type="text">&lt;if test="'' and get_security_loaded(o)"&gt;</text:placeholder></text:p>
      <text:p text:style-name="P69">(NON USATO PER ORA COMPLETATO CON VERSIONE PIU' COMPLETA DOPO)</text:p>
      <text:p text:style-name="P54"/>
      <text:p text:style-name="P91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5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7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6"><text:placeholder text:placeholder-type="text">&lt;security['H']&gt;</text:placeholder></text:p>
          </table:table-cell>
          <table:table-cell table:style-name="Tabella6.C4" office:value-type="string">
            <text:p text:style-name="P86"><text:placeholder text:placeholder-type="text">&lt;security['P']&gt;</text:placeholder></text:p>
          </table:table-cell>
          <table:table-cell table:style-name="Tabella6.D4" office:value-type="string">
            <text:p text:style-name="P86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5"><text:placeholder text:placeholder-type="text">&lt;/if&gt;</text:placeholder></text:p>
      <text:p text:style-name="P55"><text:placeholder text:placeholder-type="text">&lt;/if&gt;</text:placeholder></text:p>
      <text:p text:style-name="P92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3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3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6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7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6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100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100"><draw:frame draw:style-name="fr3" draw:name="image: asimage(material.protection_eye_id.image)" text:anchor-type="as-char" svg:width="0.79cm" style:rel-width="18%" svg:height="0.79cm" style:rel-height="scale-min" draw:z-index="2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1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3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8"><text:placeholder text:placeholder-type="text">&lt;advice.name&gt;</text:placeholder></text:p>
          </table:table-cell>
          <table:table-cell table:style-name="Tabella9.B3" office:value-type="string">
            <text:p text:style-name="P98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3"><text:placeholder text:placeholder-type="text">&lt;/for&gt;</text:placeholder></text:p>
          </table:table-cell>
          <table:covered-table-cell/>
        </table:table-row>
      </table:table>
      <text:p text:style-name="P102"><text:placeholder text:placeholder-type="text">&lt;if test="False"&gt;</text:placeholder></text:p>
      <text:p text:style-name="P104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5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2"/></draw:text-box></draw:frame> <text:placeholder text:placeholder-type="text">&lt;/for&gt;</text:placeholder></text:p>
          </table:table-cell>
        </table:table-row>
      </table:table>
      <text:p text:style-name="P99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5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0"><text:placeholder text:placeholder-type="text">&lt;/if&gt;</text:placeholder></text:p>
      <text:p text:style-name="P103"><text:placeholder text:placeholder-type="text">&lt;/if&gt;</text:placeholder></text:p>
      <text:p text:style-name="P63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93"/>
      <text:p text:style-name="P62"><text:placeholder text:placeholder-type="text">&lt;/if&gt;</text:placeholder></text:p>
      <text:p text:style-name="P5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8T07:30:56.175688496</dc:date>
    <meta:editing-duration>P1DT21H13M26S</meta:editing-duration>
    <meta:editing-cycles>364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5" meta:word-count="538" meta:character-count="6623" meta:non-whitespace-character-count="6247"/>
    <meta:user-defined meta:name="Info 1"/>
    <meta:user-defined meta:name="Info 2"/>
    <meta:user-defined meta:name="Info 3"/>
    <meta:user-defined meta:name="Info 4"/>
  </office:meta>
</office:document-meta>
</file>